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6 年 12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3959" calcext:value-type="float">
            <text:p><text:s text:c="3"/>73,959</text:p>
          </table:table-cell>
          <table:table-cell table:style-name="ce25" office:value-type="float" office:value="3562" calcext:value-type="float">
            <text:p><text:s text:c="3"/>3,562</text:p>
          </table:table-cell>
          <table:table-cell table:style-name="ce25" office:value-type="float" office:value="6967" calcext:value-type="float">
            <text:p><text:s text:c="3"/>6,967</text:p>
          </table:table-cell>
          <table:table-cell table:style-name="ce25" office:value-type="float" office:value="5793" calcext:value-type="float">
            <text:p><text:s text:c="3"/>5,793</text:p>
          </table:table-cell>
          <table:table-cell table:style-name="ce25" office:value-type="float" office:value="2262" calcext:value-type="float">
            <text:p><text:s text:c="3"/>2,262</text:p>
          </table:table-cell>
          <table:table-cell table:style-name="ce25" office:value-type="float" office:value="2519" calcext:value-type="float">
            <text:p><text:s text:c="3"/>2,519</text:p>
          </table:table-cell>
          <table:table-cell table:style-name="ce25" office:value-type="float" office:value="1686" calcext:value-type="float">
            <text:p><text:s text:c="3"/>1,686</text:p>
          </table:table-cell>
          <table:table-cell table:style-name="ce25" office:value-type="float" office:value="2561" calcext:value-type="float">
            <text:p><text:s text:c="3"/>2,561</text:p>
          </table:table-cell>
          <table:table-cell table:style-name="ce25" office:value-type="float" office:value="7639" calcext:value-type="float">
            <text:p><text:s text:c="3"/>7,639</text:p>
          </table:table-cell>
          <table:table-cell table:style-name="ce25" office:value-type="float" office:value="300" calcext:value-type="float">
            <text:p><text:s text:c="3"/>300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352" calcext:value-type="float">
            <text:p><text:s text:c="3"/>3,352</text:p>
          </table:table-cell>
          <table:table-cell table:style-name="ce25" office:value-type="float" office:value="35828" calcext:value-type="float">
            <text:p><text:s text:c="3"/>35,828</text:p>
          </table:table-cell>
          <table:table-cell table:style-name="ce25" office:value-type="float" office:value="1479" calcext:value-type="float">
            <text:p><text:s text:c="3"/>1,479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72314" calcext:value-type="float">
            <text:p><text:s text:c="3"/>72,314</text:p>
          </table:table-cell>
          <table:table-cell table:style-name="ce25" office:value-type="float" office:value="3372" calcext:value-type="float">
            <text:p><text:s text:c="3"/>3,372</text:p>
          </table:table-cell>
          <table:table-cell table:style-name="ce25" office:value-type="float" office:value="6376" calcext:value-type="float">
            <text:p><text:s text:c="3"/>6,376</text:p>
          </table:table-cell>
          <table:table-cell table:style-name="ce25" office:value-type="float" office:value="4793" calcext:value-type="float">
            <text:p><text:s text:c="3"/>4,793</text:p>
          </table:table-cell>
          <table:table-cell table:style-name="ce25" office:value-type="float" office:value="4408" calcext:value-type="float">
            <text:p><text:s text:c="3"/>4,408</text:p>
          </table:table-cell>
          <table:table-cell table:style-name="ce25" office:value-type="float" office:value="3585" calcext:value-type="float">
            <text:p><text:s text:c="3"/>3,585</text:p>
          </table:table-cell>
          <table:table-cell table:style-name="ce25" office:value-type="float" office:value="1668" calcext:value-type="float">
            <text:p><text:s text:c="3"/>1,668</text:p>
          </table:table-cell>
          <table:table-cell table:style-name="ce25" office:value-type="float" office:value="2263" calcext:value-type="float">
            <text:p><text:s text:c="3"/>2,263</text:p>
          </table:table-cell>
          <table:table-cell table:style-name="ce25" office:value-type="float" office:value="6160" calcext:value-type="float">
            <text:p><text:s text:c="3"/>6,160</text:p>
          </table:table-cell>
          <table:table-cell table:style-name="ce25" office:value-type="float" office:value="474" calcext:value-type="float">
            <text:p><text:s text:c="3"/>474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352" calcext:value-type="float">
            <text:p><text:s text:c="3"/>3,352</text:p>
          </table:table-cell>
          <table:table-cell table:style-name="ce25" office:value-type="float" office:value="35828" calcext:value-type="float">
            <text:p><text:s text:c="3"/>35,828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1645" calcext:value-type="float">
            <text:p><text:s text:c="3"/>1,64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3030" calcext:value-type="float">
            <text:p><text:s text:c="3"/>33,030</text:p>
          </table:table-cell>
          <table:table-cell table:style-name="ce25" office:value-type="float" office:value="1625" calcext:value-type="float">
            <text:p><text:s text:c="3"/>1,625</text:p>
          </table:table-cell>
          <table:table-cell table:style-name="ce25" office:value-type="float" office:value="3180" calcext:value-type="float">
            <text:p><text:s text:c="3"/>3,180</text:p>
          </table:table-cell>
          <table:table-cell table:style-name="ce25" office:value-type="float" office:value="2745" calcext:value-type="float">
            <text:p><text:s text:c="3"/>2,745</text:p>
          </table:table-cell>
          <table:table-cell table:style-name="ce25" office:value-type="float" office:value="1091" calcext:value-type="float">
            <text:p><text:s text:c="3"/>1,091</text:p>
          </table:table-cell>
          <table:table-cell table:style-name="ce25" office:value-type="float" office:value="1149" calcext:value-type="float">
            <text:p><text:s text:c="3"/>1,149</text:p>
          </table:table-cell>
          <table:table-cell table:style-name="ce25" office:value-type="float" office:value="746" calcext:value-type="float">
            <text:p><text:s text:c="3"/>746</text:p>
          </table:table-cell>
          <table:table-cell table:style-name="ce25" office:value-type="float" office:value="1168" calcext:value-type="float">
            <text:p><text:s text:c="3"/>1,168</text:p>
          </table:table-cell>
          <table:table-cell table:style-name="ce25" office:value-type="float" office:value="3432" calcext:value-type="float">
            <text:p><text:s text:c="3"/>3,432</text:p>
          </table:table-cell>
          <table:table-cell table:style-name="ce25" office:value-type="float" office:value="160" calcext:value-type="float">
            <text:p><text:s text:c="3"/>160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472" calcext:value-type="float">
            <text:p><text:s text:c="3"/>1,472</text:p>
          </table:table-cell>
          <table:table-cell table:style-name="ce25" office:value-type="float" office:value="15843" calcext:value-type="float">
            <text:p><text:s text:c="3"/>15,843</text:p>
          </table:table-cell>
          <table:table-cell table:style-name="ce25" office:value-type="float" office:value="412" calcext:value-type="float">
            <text:p><text:s text:c="3"/>412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2451" calcext:value-type="float">
            <text:p><text:s text:c="3"/>32,451</text:p>
          </table:table-cell>
          <table:table-cell table:style-name="ce25" office:value-type="float" office:value="1452" calcext:value-type="float">
            <text:p><text:s text:c="3"/>1,452</text:p>
          </table:table-cell>
          <table:table-cell table:style-name="ce25" office:value-type="float" office:value="2926" calcext:value-type="float">
            <text:p><text:s text:c="3"/>2,926</text:p>
          </table:table-cell>
          <table:table-cell table:style-name="ce25" office:value-type="float" office:value="2171" calcext:value-type="float">
            <text:p><text:s text:c="3"/>2,171</text:p>
          </table:table-cell>
          <table:table-cell table:style-name="ce25" office:value-type="float" office:value="2054" calcext:value-type="float">
            <text:p><text:s text:c="3"/>2,054</text:p>
          </table:table-cell>
          <table:table-cell table:style-name="ce25" office:value-type="float" office:value="1557" calcext:value-type="float">
            <text:p><text:s text:c="3"/>1,557</text:p>
          </table:table-cell>
          <table:table-cell table:style-name="ce25" office:value-type="float" office:value="777" calcext:value-type="float">
            <text:p><text:s text:c="3"/>777</text:p>
          </table:table-cell>
          <table:table-cell table:style-name="ce25" office:value-type="float" office:value="990" calcext:value-type="float">
            <text:p><text:s text:c="3"/>990</text:p>
          </table:table-cell>
          <table:table-cell table:style-name="ce25" office:value-type="float" office:value="2924" calcext:value-type="float">
            <text:p><text:s text:c="3"/>2,924</text:p>
          </table:table-cell>
          <table:table-cell table:style-name="ce25" office:value-type="float" office:value="272" calcext:value-type="float">
            <text:p><text:s text:c="3"/>27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72" calcext:value-type="float">
            <text:p><text:s text:c="3"/>1,472</text:p>
          </table:table-cell>
          <table:table-cell table:style-name="ce25" office:value-type="float" office:value="15843" calcext:value-type="float">
            <text:p><text:s text:c="3"/>15,843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0929" calcext:value-type="float">
            <text:p><text:s text:c="3"/>40,929</text:p>
          </table:table-cell>
          <table:table-cell table:style-name="ce25" office:value-type="float" office:value="1937" calcext:value-type="float">
            <text:p><text:s text:c="3"/>1,937</text:p>
          </table:table-cell>
          <table:table-cell table:style-name="ce25" office:value-type="float" office:value="3787" calcext:value-type="float">
            <text:p><text:s text:c="3"/>3,787</text:p>
          </table:table-cell>
          <table:table-cell table:style-name="ce25" office:value-type="float" office:value="3048" calcext:value-type="float">
            <text:p><text:s text:c="3"/>3,048</text:p>
          </table:table-cell>
          <table:table-cell table:style-name="ce25" office:value-type="float" office:value="1171" calcext:value-type="float">
            <text:p><text:s text:c="3"/>1,171</text:p>
          </table:table-cell>
          <table:table-cell table:style-name="ce25" office:value-type="float" office:value="1370" calcext:value-type="float">
            <text:p><text:s text:c="3"/>1,370</text:p>
          </table:table-cell>
          <table:table-cell table:style-name="ce25" office:value-type="float" office:value="940" calcext:value-type="float">
            <text:p><text:s text:c="3"/>940</text:p>
          </table:table-cell>
          <table:table-cell table:style-name="ce25" office:value-type="float" office:value="1393" calcext:value-type="float">
            <text:p><text:s text:c="3"/>1,393</text:p>
          </table:table-cell>
          <table:table-cell table:style-name="ce25" office:value-type="float" office:value="4207" calcext:value-type="float">
            <text:p><text:s text:c="3"/>4,207</text:p>
          </table:table-cell>
          <table:table-cell table:style-name="ce25" office:value-type="float" office:value="140" calcext:value-type="float">
            <text:p><text:s text:c="3"/>14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880" calcext:value-type="float">
            <text:p><text:s text:c="3"/>1,880</text:p>
          </table:table-cell>
          <table:table-cell table:style-name="ce25" office:value-type="float" office:value="19985" calcext:value-type="float">
            <text:p><text:s text:c="3"/>19,985</text:p>
          </table:table-cell>
          <table:table-cell table:style-name="ce25" office:value-type="float" office:value="1067" calcext:value-type="float">
            <text:p><text:s text:c="3"/>1,067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39863" calcext:value-type="float">
            <text:p><text:s text:c="3"/>39,863</text:p>
          </table:table-cell>
          <table:table-cell table:style-name="ce25" office:value-type="float" office:value="1920" calcext:value-type="float">
            <text:p><text:s text:c="3"/>1,920</text:p>
          </table:table-cell>
          <table:table-cell table:style-name="ce25" office:value-type="float" office:value="3450" calcext:value-type="float">
            <text:p><text:s text:c="3"/>3,450</text:p>
          </table:table-cell>
          <table:table-cell table:style-name="ce25" office:value-type="float" office:value="2622" calcext:value-type="float">
            <text:p><text:s text:c="3"/>2,622</text:p>
          </table:table-cell>
          <table:table-cell table:style-name="ce25" office:value-type="float" office:value="2354" calcext:value-type="float">
            <text:p><text:s text:c="3"/>2,354</text:p>
          </table:table-cell>
          <table:table-cell table:style-name="ce25" office:value-type="float" office:value="2028" calcext:value-type="float">
            <text:p><text:s text:c="3"/>2,028</text:p>
          </table:table-cell>
          <table:table-cell table:style-name="ce25" office:value-type="float" office:value="891" calcext:value-type="float">
            <text:p><text:s text:c="3"/>891</text:p>
          </table:table-cell>
          <table:table-cell table:style-name="ce25" office:value-type="float" office:value="1273" calcext:value-type="float">
            <text:p><text:s text:c="3"/>1,273</text:p>
          </table:table-cell>
          <table:table-cell table:style-name="ce25" office:value-type="float" office:value="3236" calcext:value-type="float">
            <text:p><text:s text:c="3"/>3,236</text:p>
          </table:table-cell>
          <table:table-cell table:style-name="ce25" office:value-type="float" office:value="202" calcext:value-type="float">
            <text:p><text:s text:c="3"/>202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80" calcext:value-type="float">
            <text:p><text:s text:c="3"/>1,880</text:p>
          </table:table-cell>
          <table:table-cell table:style-name="ce25" office:value-type="float" office:value="19985" calcext:value-type="float">
            <text:p><text:s text:c="3"/>19,985</text:p>
          </table:table-cell>
          <table:table-cell table:number-columns-repeated="2" table:style-name="ce25" office:value-type="float" office:value="11" calcext:value-type="float">
            <text:p><text:s text:c="3"/>11</text:p>
          </table:table-cell>
          <table:table-cell table:style-name="ce44" office:value-type="float" office:value="1066" calcext:value-type="float">
            <text:p><text:s text:c="3"/>1,06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427" calcext:value-type="float">
            <text:p>12,427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39" calcext:value-type="float">
            <text:p>3,439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89" calcext:value-type="float">
            <text:p>4,989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2724" calcext:value-type="float">
            <text:p>12,724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28" calcext:value-type="float">
            <text:p>2,828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537" calcext:value-type="float">
            <text:p>1,537</text:p>
          </table:table-cell>
          <table:table-cell table:style-name="ce26" office:value-type="float" office:value="105" calcext:value-type="float">
            <text:p>10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89" calcext:value-type="float">
            <text:p>4,98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297" calcext:value-type="float">
            <text:p><text:s/>－29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38" calcext:value-type="float">
            <text:p>5,538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96" calcext:value-type="float">
            <text:p>1,596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643" calcext:value-type="float">
            <text:p>643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65" calcext:value-type="float">
            <text:p>2,165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655" calcext:value-type="float">
            <text:p>5,655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6" calcext:value-type="float">
            <text:p>1,276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65" calcext:value-type="float">
            <text:p>2,16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117" calcext:value-type="float">
            <text:p><text:s/>－11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180" calcext:value-type="float">
            <text:p><text:s/>－18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215" calcext:value-type="float">
            <text:p>10,215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2828" calcext:value-type="float">
            <text:p>2,8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5" calcext:value-type="float">
            <text:p>4,005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951" calcext:value-type="float">
            <text:p>10,951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3439" calcext:value-type="float">
            <text:p>3,4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05" calcext:value-type="float">
            <text:p>4,00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736" calcext:value-type="float">
            <text:p><text:s/>－73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53" calcext:value-type="float">
            <text:p>4,653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1276" calcext:value-type="float">
            <text:p>1,2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52" calcext:value-type="float">
            <text:p>1,85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87" calcext:value-type="float">
            <text:p>5,087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1596" calcext:value-type="float">
            <text:p>1,5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52" calcext:value-type="float">
            <text:p>1,85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434" calcext:value-type="float">
            <text:p><text:s/>－43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64" calcext:value-type="float">
            <text:p>5,864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302" calcext:value-type="float">
            <text:p><text:s/>－30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180" calcext:value-type="float">
            <text:p>8,180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53" calcext:value-type="float">
            <text:p>3,35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73" calcext:value-type="float">
            <text:p>5,87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53" calcext:value-type="float">
            <text:p>3,35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307" calcext:value-type="float">
            <text:p>2,30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33" calcext:value-type="float">
            <text:p>3,73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33" calcext:value-type="float">
            <text:p>633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25" calcext:value-type="float">
            <text:p>2,72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16" calcext:value-type="float">
            <text:p>1,51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1008" calcext:value-type="float">
            <text:p>1,00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299" calcext:value-type="float">
            <text:p>1,29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123" calcext:value-type="float">
            <text:p>10,123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93" calcext:value-type="float">
            <text:p>6,093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86" calcext:value-type="float">
            <text:p>8,886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93" calcext:value-type="float">
            <text:p>6,09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237" calcext:value-type="float">
            <text:p>1,23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76" calcext:value-type="float">
            <text:p>4,376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45" calcext:value-type="float">
            <text:p>945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1" calcext:value-type="float">
            <text:p>2,64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14" calcext:value-type="float">
            <text:p>3,914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1" calcext:value-type="float">
            <text:p>2,64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462" calcext:value-type="float">
            <text:p>46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75" calcext:value-type="float">
            <text:p>77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414" calcext:value-type="float">
            <text:p>5,414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78" calcext:value-type="float">
            <text:p>3,47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310" calcext:value-type="float">
            <text:p>5,310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78" calcext:value-type="float">
            <text:p>3,47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399" calcext:value-type="float">
            <text:p>2,39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33" calcext:value-type="float">
            <text:p>1,53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337" calcext:value-type="float">
            <text:p>2,337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33" calcext:value-type="float">
            <text:p>1,5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42" calcext:value-type="float">
            <text:p>4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026" calcext:value-type="float">
            <text:p>9,026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29" calcext:value-type="float">
            <text:p>1,02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191" calcext:value-type="float">
            <text:p>6,191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034" calcext:value-type="float">
            <text:p>9,034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91" calcext:value-type="float">
            <text:p>6,19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90" calcext:value-type="float">
            <text:p>3,990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5" calcext:value-type="float">
            <text:p>2,77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70" calcext:value-type="float">
            <text:p>4,070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75" calcext:value-type="float">
            <text:p>2,7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72" calcext:value-type="float">
            <text:p>7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881" calcext:value-type="float">
            <text:p><text:s text:c="3"/>17,881</text:p>
          </table:table-cell>
          <table:table-cell table:style-name="ce29" office:value-type="float" office:value="505" calcext:value-type="float">
            <text:p><text:s text:c="3"/>505</text:p>
          </table:table-cell>
          <table:table-cell table:style-name="ce29" office:value-type="float" office:value="1537" calcext:value-type="float">
            <text:p><text:s text:c="3"/>1,537</text:p>
          </table:table-cell>
          <table:table-cell table:style-name="ce29" office:value-type="float" office:value="922" calcext:value-type="float">
            <text:p><text:s text:c="3"/>922</text:p>
          </table:table-cell>
          <table:table-cell table:style-name="ce29" office:value-type="float" office:value="723" calcext:value-type="float">
            <text:p><text:s text:c="3"/>723</text:p>
          </table:table-cell>
          <table:table-cell table:style-name="ce29" office:value-type="float" office:value="1381" calcext:value-type="float">
            <text:p><text:s text:c="3"/>1,381</text:p>
          </table:table-cell>
          <table:table-cell table:style-name="ce29" office:value-type="float" office:value="526" calcext:value-type="float">
            <text:p><text:s text:c="3"/>526</text:p>
          </table:table-cell>
          <table:table-cell table:style-name="ce29" office:value-type="float" office:value="1016" calcext:value-type="float">
            <text:p><text:s text:c="3"/>1,01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5" calcext:value-type="float">
            <text:p><text:s text:c="3"/>5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351" calcext:value-type="float">
            <text:p><text:s text:c="3"/>3,351</text:p>
          </table:table-cell>
          <table:table-cell table:style-name="ce29" office:value-type="float" office:value="7514" calcext:value-type="float">
            <text:p><text:s text:c="3"/>7,514</text:p>
          </table:table-cell>
          <table:table-cell table:style-name="ce29" office:value-type="float" office:value="350" calcext:value-type="float">
            <text:p><text:s text:c="3"/>350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19021" calcext:value-type="float">
            <text:p><text:s text:c="3"/>19,021</text:p>
          </table:table-cell>
          <table:table-cell table:style-name="ce29" office:value-type="float" office:value="512" calcext:value-type="float">
            <text:p><text:s text:c="3"/>512</text:p>
          </table:table-cell>
          <table:table-cell table:style-name="ce29" office:value-type="float" office:value="1443" calcext:value-type="float">
            <text:p><text:s text:c="3"/>1,443</text:p>
          </table:table-cell>
          <table:table-cell table:style-name="ce29" office:value-type="float" office:value="957" calcext:value-type="float">
            <text:p><text:s text:c="3"/>957</text:p>
          </table:table-cell>
          <table:table-cell table:style-name="ce29" office:value-type="float" office:value="1318" calcext:value-type="float">
            <text:p><text:s text:c="3"/>1,318</text:p>
          </table:table-cell>
          <table:table-cell table:style-name="ce29" office:value-type="float" office:value="2196" calcext:value-type="float">
            <text:p><text:s text:c="3"/>2,196</text:p>
          </table:table-cell>
          <table:table-cell table:style-name="ce29" office:value-type="float" office:value="581" calcext:value-type="float">
            <text:p><text:s text:c="3"/>581</text:p>
          </table:table-cell>
          <table:table-cell table:style-name="ce29" office:value-type="float" office:value="1029" calcext:value-type="float">
            <text:p><text:s text:c="3"/>1,02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5" calcext:value-type="float">
            <text:p><text:s text:c="3"/>1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351" calcext:value-type="float">
            <text:p><text:s text:c="3"/>3,351</text:p>
          </table:table-cell>
          <table:table-cell table:style-name="ce29" office:value-type="float" office:value="7514" calcext:value-type="float">
            <text:p><text:s text:c="3"/>7,514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140" calcext:value-type="float">
            <text:p><text:s/>－1,14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968" calcext:value-type="float">
            <text:p><text:s text:c="3"/>7,968</text:p>
          </table:table-cell>
          <table:table-cell table:style-name="ce30" office:value-type="float" office:value="230" calcext:value-type="float">
            <text:p><text:s text:c="3"/>230</text:p>
          </table:table-cell>
          <table:table-cell table:style-name="ce30" office:value-type="float" office:value="735" calcext:value-type="float">
            <text:p><text:s text:c="3"/>735</text:p>
          </table:table-cell>
          <table:table-cell table:style-name="ce30" office:value-type="float" office:value="474" calcext:value-type="float">
            <text:p><text:s text:c="3"/>474</text:p>
          </table:table-cell>
          <table:table-cell table:style-name="ce30" office:value-type="float" office:value="352" calcext:value-type="float">
            <text:p><text:s text:c="3"/>352</text:p>
          </table:table-cell>
          <table:table-cell table:style-name="ce30" office:value-type="float" office:value="626" calcext:value-type="float">
            <text:p><text:s text:c="3"/>626</text:p>
          </table:table-cell>
          <table:table-cell table:style-name="ce30" office:value-type="float" office:value="218" calcext:value-type="float">
            <text:p><text:s text:c="3"/>218</text:p>
          </table:table-cell>
          <table:table-cell table:style-name="ce30" office:value-type="float" office:value="493" calcext:value-type="float">
            <text:p><text:s text:c="3"/>49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6" calcext:value-type="float">
            <text:p><text:s text:c="3"/>2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71" calcext:value-type="float">
            <text:p><text:s text:c="3"/>1,471</text:p>
          </table:table-cell>
          <table:table-cell table:style-name="ce30" office:value-type="float" office:value="3267" calcext:value-type="float">
            <text:p><text:s text:c="3"/>3,267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8403" calcext:value-type="float">
            <text:p><text:s text:c="3"/>8,403</text:p>
          </table:table-cell>
          <table:table-cell table:style-name="ce30" office:value-type="float" office:value="230" calcext:value-type="float">
            <text:p><text:s text:c="3"/>230</text:p>
          </table:table-cell>
          <table:table-cell table:style-name="ce30" office:value-type="float" office:value="643" calcext:value-type="float">
            <text:p><text:s text:c="3"/>643</text:p>
          </table:table-cell>
          <table:table-cell table:style-name="ce30" office:value-type="float" office:value="428" calcext:value-type="float">
            <text:p><text:s text:c="3"/>428</text:p>
          </table:table-cell>
          <table:table-cell table:style-name="ce30" office:value-type="float" office:value="633" calcext:value-type="float">
            <text:p><text:s text:c="3"/>633</text:p>
          </table:table-cell>
          <table:table-cell table:style-name="ce30" office:value-type="float" office:value="945" calcext:value-type="float">
            <text:p><text:s text:c="3"/>945</text:p>
          </table:table-cell>
          <table:table-cell table:style-name="ce30" office:value-type="float" office:value="274" calcext:value-type="float">
            <text:p><text:s text:c="3"/>274</text:p>
          </table:table-cell>
          <table:table-cell table:style-name="ce30" office:value-type="float" office:value="436" calcext:value-type="float">
            <text:p><text:s text:c="3"/>43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3" calcext:value-type="float">
            <text:p><text:s text:c="3"/>7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71" calcext:value-type="float">
            <text:p><text:s text:c="3"/>1,471</text:p>
          </table:table-cell>
          <table:table-cell table:style-name="ce30" office:value-type="float" office:value="3267" calcext:value-type="float">
            <text:p><text:s text:c="3"/>3,267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435" calcext:value-type="float">
            <text:p><text:s/>－43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913" calcext:value-type="float">
            <text:p><text:s text:c="3"/>9,913</text:p>
          </table:table-cell>
          <table:table-cell table:style-name="ce31" office:value-type="float" office:value="275" calcext:value-type="float">
            <text:p><text:s text:c="3"/>275</text:p>
          </table:table-cell>
          <table:table-cell table:style-name="ce31" office:value-type="float" office:value="802" calcext:value-type="float">
            <text:p><text:s text:c="3"/>802</text:p>
          </table:table-cell>
          <table:table-cell table:style-name="ce31" office:value-type="float" office:value="448" calcext:value-type="float">
            <text:p><text:s text:c="3"/>448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755" calcext:value-type="float">
            <text:p><text:s text:c="3"/>755</text:p>
          </table:table-cell>
          <table:table-cell table:style-name="ce31" office:value-type="float" office:value="308" calcext:value-type="float">
            <text:p><text:s text:c="3"/>308</text:p>
          </table:table-cell>
          <table:table-cell table:style-name="ce31" office:value-type="float" office:value="523" calcext:value-type="float">
            <text:p><text:s text:c="3"/>52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80" calcext:value-type="float">
            <text:p><text:s text:c="3"/>1,880</text:p>
          </table:table-cell>
          <table:table-cell table:style-name="ce31" office:value-type="float" office:value="4247" calcext:value-type="float">
            <text:p><text:s text:c="3"/>4,247</text:p>
          </table:table-cell>
          <table:table-cell table:style-name="ce31" office:value-type="float" office:value="275" calcext:value-type="float">
            <text:p><text:s text:c="3"/>275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0618" calcext:value-type="float">
            <text:p><text:s text:c="3"/>10,618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800" calcext:value-type="float">
            <text:p><text:s text:c="3"/>800</text:p>
          </table:table-cell>
          <table:table-cell table:style-name="ce31" office:value-type="float" office:value="529" calcext:value-type="float">
            <text:p><text:s text:c="3"/>529</text:p>
          </table:table-cell>
          <table:table-cell table:style-name="ce31" office:value-type="float" office:value="685" calcext:value-type="float">
            <text:p><text:s text:c="3"/>685</text:p>
          </table:table-cell>
          <table:table-cell table:style-name="ce31" office:value-type="float" office:value="1251" calcext:value-type="float">
            <text:p><text:s text:c="3"/>1,251</text:p>
          </table:table-cell>
          <table:table-cell table:style-name="ce31" office:value-type="float" office:value="307" calcext:value-type="float">
            <text:p><text:s text:c="3"/>307</text:p>
          </table:table-cell>
          <table:table-cell table:style-name="ce31" office:value-type="float" office:value="593" calcext:value-type="float">
            <text:p><text:s text:c="3"/>59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80" calcext:value-type="float">
            <text:p><text:s text:c="3"/>1,880</text:p>
          </table:table-cell>
          <table:table-cell table:style-name="ce31" office:value-type="float" office:value="4247" calcext:value-type="float">
            <text:p><text:s text:c="3"/>4,24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705" calcext:value-type="float">
            <text:p><text:s/>－70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78" calcext:value-type="float">
            <text:p>1,37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5" calcext:value-type="float">
            <text:p>8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9" calcext:value-type="float">
            <text:p>3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46" calcext:value-type="float">
            <text:p>4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516" calcext:value-type="float">
            <text:p>5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0" calcext:value-type="float">
            <text:p>23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32" calcext:value-type="float">
            <text:p>2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6" calcext:value-type="float">
            <text:p>12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84" calcext:value-type="float">
            <text:p>28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457" calcext:value-type="float">
            <text:p>4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69" calcext:value-type="float">
            <text:p><text:s/>－36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02" calcext:value-type="float">
            <text:p>2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0" calcext:value-type="float">
            <text:p><text:s/>－14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8" calcext:value-type="float">
            <text:p>58</text:p>
          </table:table-cell>
          <table:table-cell table:number-columns-repeated="2" table:style-name="ce34" office:value-type="float" office:value="31" calcext:value-type="float">
            <text:p>31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255" calcext:value-type="float">
            <text:p>2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9" calcext:value-type="float">
            <text:p><text:s/>－22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93" calcext:value-type="float">
            <text:p>2,49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406" calcext:value-type="float">
            <text:p>1,40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29" calcext:value-type="float">
            <text:p>3,02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406" calcext:value-type="float">
            <text:p>1,40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536" calcext:value-type="float">
            <text:p><text:s/>－53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85" calcext:value-type="float">
            <text:p><text:s/>－2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62" calcext:value-type="float">
            <text:p>1,46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806" calcext:value-type="float">
            <text:p>80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251" calcext:value-type="float">
            <text:p><text:s/>－25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336" calcext:value-type="float">
            <text:p>33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89" calcext:value-type="float">
            <text:p><text:s/>－28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30" calcext:value-type="float">
            <text:p>1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2" calcext:value-type="float">
            <text:p><text:s/>－11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36" calcext:value-type="float">
            <text:p>236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6" calcext:value-type="float">
            <text:p>20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7" calcext:value-type="float">
            <text:p><text:s/>－17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577" calcext:value-type="float">
            <text:p>57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8" calcext:value-type="float">
            <text:p><text:s/>－12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23" calcext:value-type="float">
            <text:p>2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54" calcext:value-type="float">
            <text:p>3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320" calcext:value-type="float">
            <text:p>3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32" calcext:value-type="float">
            <text:p><text:s/>－1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6" calcext:value-type="float">
            <text:p><text:s/>－6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76" calcext:value-type="float">
            <text:p>17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6" calcext:value-type="float">
            <text:p><text:s/>－6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52" calcext:value-type="float">
            <text:p>1,85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48" calcext:value-type="float">
            <text:p>1,94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803" calcext:value-type="float">
            <text:p>80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6" calcext:value-type="float">
            <text:p><text:s/>－9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37" calcext:value-type="float">
            <text:p>37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56" calcext:value-type="float">
            <text:p>3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" calcext:value-type="float">
            <text:p><text:s/>－1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447" calcext:value-type="float">
            <text:p>4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86" calcext:value-type="float">
            <text:p>18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743" calcext:value-type="float">
            <text:p>7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9" calcext:value-type="float">
            <text:p><text:s/>－5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25" calcext:value-type="float">
            <text:p>3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18" calcext:value-type="float">
            <text:p>41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3" calcext:value-type="float">
            <text:p>1,20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30" calcext:value-type="float">
            <text:p>53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5" calcext:value-type="float">
            <text:p>2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95" calcext:value-type="float">
            <text:p>2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7" calcext:value-type="float">
            <text:p>1,60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8" calcext:value-type="float">
            <text:p>1,348</text:p>
          </table:table-cell>
          <table:table-cell table:number-columns-repeated="2" table:style-name="ce32" office:value-type="float" office:value="68" calcext:value-type="float">
            <text:p>6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59" calcext:value-type="float">
            <text:p>25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22" calcext:value-type="float">
            <text:p>1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2" table:style-name="ce34" office:value-type="float" office:value="38" calcext:value-type="float">
            <text:p>3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95" calcext:value-type="float">
            <text:p>2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2" calcext:value-type="float">
            <text:p>5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15" calcext:value-type="float">
            <text:p>1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5" calcext:value-type="float">
            <text:p>20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78" calcext:value-type="float">
            <text:p>17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4" calcext:value-type="float">
            <text:p>9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13" calcext:value-type="float">
            <text:p>1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6" calcext:value-type="float">
            <text:p>1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2" calcext:value-type="float">
            <text:p>14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5" calcext:value-type="float">
            <text:p>8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1月3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